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ded71" officeooo:paragraph-rsid="000ded71" style:font-weight-asian="bold" style:font-weight-complex="bold"/>
    </style:style>
    <style:style style:name="P2" style:family="paragraph" style:parent-style-name="Standard">
      <style:text-properties fo:font-weight="bold" officeooo:rsid="000ded71" officeooo:paragraph-rsid="000f99d8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ded71" officeooo:paragraph-rsid="000ded7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f99d8" officeooo:paragraph-rsid="000f99d8" style:font-weight-asian="bold" style:font-weight-complex="bold"/>
    </style:style>
    <style:style style:name="P5" style:family="paragraph" style:parent-style-name="Standard">
      <style:text-properties fo:font-weight="bold" officeooo:rsid="000f99d8" officeooo:paragraph-rsid="000f99d8" style:font-weight-asian="bold" style:font-weight-complex="bold"/>
    </style:style>
    <style:style style:name="P6" style:family="paragraph" style:parent-style-name="Standard">
      <style:text-properties fo:font-weight="bold" officeooo:rsid="0010c8a5" officeooo:paragraph-rsid="0010c8a5" style:font-weight-asian="bold" style:font-weight-complex="bold"/>
    </style:style>
    <style:style style:name="P7" style:family="paragraph" style:parent-style-name="Standard">
      <style:text-properties fo:font-weight="bold" officeooo:rsid="0010c8a5" officeooo:paragraph-rsid="000ded71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0c8a5" officeooo:paragraph-rsid="0010c8a5" style:font-weight-asian="bold" style:font-weight-complex="bold"/>
    </style:style>
    <style:style style:name="P9" style:family="paragraph" style:parent-style-name="Standard">
      <style:text-properties fo:font-weight="bold" officeooo:rsid="00147001" officeooo:paragraph-rsid="00147001" style:font-weight-asian="bold" style:font-weight-complex="bold"/>
    </style:style>
    <style:style style:name="T1" style:family="text">
      <style:text-properties officeooo:rsid="000ded71"/>
    </style:style>
    <style:style style:name="T2" style:family="text">
      <style:text-properties officeooo:rsid="000f99d8"/>
    </style:style>
    <style:style style:name="T3" style:family="text">
      <style:text-properties officeooo:rsid="0010c8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MAP<text:tab/><text:tab/><text:tab/><text:tab/><text:tab/><text:tab/><text:tab/><text:tab/><text:tab/><text:tab/><text:tab/>Park33r</text:p>
      <text:p text:style-name="P7"/>
      <text:p text:style-name="P9">ESCANEO SOLO IP</text:p>
      <text:p text:style-name="P9"/>
      <text:p text:style-name="P9">-sn<text:tab/><text:span text:style-name="T1">-------------------------------------------------<text:tab/></text:span>Hacer ping<text:span text:style-name="T1"><text:tab/></text:span></text:p>
      <text:p text:style-name="P1"/>
      <text:p text:style-name="P1"/>
      <text:p text:style-name="P4">ESCANEO DE PUERTOS</text:p>
      <text:p text:style-name="P3"/>
      <text:p text:style-name="P1"/>
      <text:p text:style-name="P2">-sS<text:tab/>-------------------------------------------------<text:tab/><text:span text:style-name="T2">TCP SYN<text:tab/>(sigiloso)</text:span></text:p>
      <text:p text:style-name="P2"><text:span text:style-name="T2">-sT<text:tab/>-------------------------------------------------<text:tab/>TCP Conect</text:span></text:p>
      <text:p text:style-name="P2"><text:span text:style-name="T2">-sY<text:tab/>-------------------------------------------------<text:tab/>SCTP INIT</text:span></text:p>
      <text:p text:style-name="P2"><text:span text:style-name="T2">-sZ<text:tab/>-------------------------------------------------<text:tab/>COOKIE ECHO de SCTP</text:span></text:p>
      <text:p text:style-name="P2"><text:span text:style-name="T2">-sW<text:tab/>------------------------------------------------- <text:tab/>VENTANA TCP</text:span></text:p>
      <text:p text:style-name="P2"><text:span text:style-name="T2">-sF o -sX<text:tab/>----------------------------------------<text:tab/>NULL,FIN,XMAS</text:span></text:p>
      <text:p text:style-name="P2"><text:span text:style-name="T2">-sA<text:tab/>-------------------------------------------------<text:tab/>TCP ACX</text:span></text:p>
      <text:p text:style-name="P2"><text:span text:style-name="T2">-sU<text:tab/>------------------------------------------------- <text:tab/>DUPD</text:span></text:p>
      <text:p text:style-name="P2"><text:span text:style-name="T2">-sO<text:tab/>------------------------------------------------- <text:tab/>PROTOCOLO IP</text:span></text:p>
      <text:p text:style-name="P2"/>
      <text:p text:style-name="P2"><text:span text:style-name="T2">* Las opciones mas usadas comunmente son -sT -sS </text:span></text:p>
      <text:p text:style-name="P2"/>
      <text:p text:style-name="P4">ESPECIFICAR PUERTOS Y OBJETIVOS</text:p>
      <text:p text:style-name="P5"/>
      <text:p text:style-name="P5">-p<text:tab/>------------------------------------------------- <text:tab/>Agregamos los puertos 22,33 o 22-50000 <text:tab/><text:tab/><text:tab/><text:tab/><text:tab/><text:tab/><text:tab/><text:tab/>(rango)</text:p>
      <text:p text:style-name="P5">-p-<text:tab/>------------------------------------------------- <text:tab/>Todos los puertos</text:p>
      <text:p text:style-name="P5">-F<text:tab/>------------------------------------------------- <text:tab/><text:span text:style-name="T3">Escaneo rapido de los 100 mas comunes</text:span></text:p>
      <text:p text:style-name="P5"><text:s/></text:p>
      <text:p text:style-name="P2"><text:span text:style-name="T2"><text:tab/><text:tab/>DESCUBRIMIENTO DE SISTEMAS</text:span></text:p>
      <text:p text:style-name="P2"/>
      <text:p text:style-name="P2">-<text:span text:style-name="T2">Pn<text:tab/>------------------------------------------------- <text:tab/>no hacer PING</text:span></text:p>
      <text:p text:style-name="P5">-n<text:tab/>------------------------------------------------- <text:tab/>no hacer resoluciones DNS</text:p>
      <text:p text:style-name="P5">-sV<text:tab/>------------------------------------------------- <text:tab/>Version de los sistemas</text:p>
      <text:p text:style-name="P5">-O<text:tab/>------------------------------------------------- <text:tab/>version sistema operativo</text:p>
      <text:p text:style-name="P5"/>
      <text:p text:style-name="P8">SCRIPTS LUA</text:p>
      <text:p text:style-name="P6">Podemos ver los script en </text:p>
      <text:p text:style-name="P6"/>
      <text:p text:style-name="P6">-sC<text:tab/><text:span text:style-name="T2">------------------------------------------------- <text:tab/></text:span>usar una serie de script ya cargados por <text:tab/><text:tab/><text:tab/><text:tab/><text:tab/><text:tab/><text:tab/><text:tab/>defecto</text:p>
      <text:p text:style-name="P6">--script &lt;nombre script&gt;</text:p>
      <text:p text:style-name="P6"/>
      <text:p text:style-name="P6">algunos script necesitaran que le pasemos argumentos</text:p>
      <text:p text:style-name="P8">SALIDA</text:p>
      <text:p text:style-name="P6"/>
      <text:p text:style-name="P6">-oG<text:tab/>&lt;nombre&gt;<text:span text:style-name="T2">------------------------------------ <text:tab/></text:span>formato grepeable</text:p>
      <text:p text:style-name="P6">-oN<text:tab/>&lt;nombre&gt;<text:span text:style-name="T2">------------------------------------ <text:tab/></text:span>formato nmap</text:p>
      <text:p text:style-name="P6">-oX<text:tab/>&lt;nombre&gt;<text:span text:style-name="T2">------------------------------------ <text:tab/></text:span>formato xml</text:p>
      <text:p text:style-name="P6">-oA<text:tab/>&lt;nombre&gt;<text:span text:style-name="T2">------------------------------------ <text:tab/></text:span>todos los formato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8T21:08:11.020508145</meta:creation-date>
    <dc:date>2021-02-28T21:55:28.124621657</dc:date>
    <meta:editing-duration>PT8M49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34" meta:word-count="159" meta:character-count="1881" meta:non-whitespace-character-count="1709"/>
  </office:meta>
</office:document-meta>
</file>